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062cm" style:rel-column-width="409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P1" style:family="table-cell">
      <style:table-cell-properties fo:padding="0.097cm" fo:border="0.002cm solid #000000"/>
    </style:style>
    <style:style style:name="Tab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3.P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3.P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G4" style:family="table-cell">
      <style:table-cell-properties fo:background-color="#ff00cc" fo:padding="0.097cm" fo:border-left="0.002cm solid #000000" fo:border-right="none" fo:border-top="none" fo:border-bottom="0.002cm solid #000000">
        <style:background-image/>
      </style:table-cell-properties>
    </style:style>
    <style:style style:name="Tabla3.O4" style:family="table-cell">
      <style:table-cell-properties fo:background-color="#ff9999" fo:padding="0.097cm" fo:border-left="0.002cm solid #000000" fo:border-right="none" fo:border-top="none" fo:border-bottom="0.002cm solid #000000">
        <style:background-image/>
      </style:table-cell-properties>
    </style:style>
    <style:style style:name="Tabla3.P4" style:family="table-cell">
      <style:table-cell-properties fo:background-color="#ff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3399ff"/>
    </style:style>
    <style:style style:name="P2" style:family="paragraph" style:parent-style-name="Standard">
      <style:text-properties fo:color="#ff3333"/>
    </style:style>
    <style:style style:name="P3" style:family="paragraph" style:parent-style-name="Standard">
      <style:text-properties fo:color="#66ff0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style:text-underline-style="solid" style:text-underline-width="auto" style:text-underline-color="font-color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color="#ff0000"/>
    </style:style>
    <style:style style:name="P9" style:family="paragraph" style:parent-style-name="Table_20_Contents">
      <style:paragraph-properties fo:text-align="center" style:justify-single-word="false"/>
      <style:text-properties fo:color="#ff3333"/>
    </style:style>
    <style:style style:name="P10" style:family="paragraph" style:parent-style-name="Table_20_Contents">
      <style:paragraph-properties fo:text-align="center" style:justify-single-word="false"/>
      <style:text-properties fo:color="#00ccff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fo:font-size="7pt" style:font-size-asian="7pt" style:font-size-complex="7pt"/>
    </style:style>
    <style:style style:name="T1" style:family="text">
      <style:text-properties style:text-position="sub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ff0000" style:text-position="sub 58%"/>
    </style:style>
    <style:style style:name="T5" style:family="text">
      <style:text-properties fo:color="#66ff00"/>
    </style:style>
    <style:style style:name="T6" style:family="text">
      <style:text-properties fo:color="#66ff00" style:text-position="sub 58%"/>
    </style:style>
    <style:style style:name="T7" style:family="text">
      <style:text-properties fo:color="#ff3333"/>
    </style:style>
    <style:style style:name="T8" style:family="text">
      <style:text-properties fo:color="#ff3333" style:text-position="sub 58%"/>
    </style:style>
    <style:style style:name="T9" style:family="text">
      <style:text-properties fo:color="#00ccff"/>
    </style:style>
    <style:style style:name="T10" style:family="text">
      <style:text-properties fo:color="#00ccff" style:text-position="sub 58%"/>
    </style:style>
    <style:style style:name="T11" style:family="text">
      <style:text-properties fo:color="#00cc00"/>
    </style:style>
    <style:style style:name="T12" style:family="text">
      <style:text-properties fo:color="#00cc00" style:text-position="sub 58%"/>
    </style:style>
    <style:style style:name="T13" style:family="text">
      <style:text-properties fo:color="#99ff33"/>
    </style:style>
    <style:style style:name="T14" style:family="text">
      <style:text-properties fo:color="#99ff33"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<text:span text:style-name="T9">a</text:span><text:span text:style-name="T10">11</text:span><text:span text:style-name="T9">·b</text:span><text:span text:style-name="T10">11</text:span> + <text:span text:style-name="T5">a</text:span><text:span text:style-name="T6">12</text:span>·<text:span text:style-name="T5">b</text:span><text:span text:style-name="T6">21</text:span> + <text:span text:style-name="T5">a</text:span><text:span text:style-name="T6">13</text:span>·<text:span text:style-name="T5">b</text:span><text:span text:style-name="T6">31</text:span></text:p>
          </table:table-cell>
          <table:table-cell table:style-name="Tabla1.A1" office:value-type="string">
            <text:p text:style-name="P4"><text:span text:style-name="T9">a</text:span><text:span text:style-name="T10">11</text:span><text:span text:style-name="T9">·b</text:span><text:span text:style-name="T10">12</text:span> + <text:span text:style-name="T5">a</text:span><text:span text:style-name="T6">12</text:span>·<text:span text:style-name="T5">b</text:span><text:span text:style-name="T6">22</text:span> + <text:span text:style-name="T5">a</text:span><text:span text:style-name="T6">13</text:span>·b<text:span text:style-name="T1">32</text:span></text:p>
          </table:table-cell>
          <table:table-cell table:style-name="Tabla1.C1" office:value-type="string">
            <text:p text:style-name="P4"><text:span text:style-name="T9">a</text:span><text:span text:style-name="T10">11</text:span><text:span text:style-name="T9">·b</text:span><text:span text:style-name="T10">13</text:span> + <text:span text:style-name="T5">a</text:span><text:span text:style-name="T6">12</text:span>·<text:span text:style-name="T5">b</text:span><text:span text:style-name="T6">23</text:span> + <text:span text:style-name="T5">a</text:span><text:span text:style-name="T6">13</text:span>·b<text:span text:style-name="T1">33</text:span></text:p>
          </table:table-cell>
        </table:table-row>
        <table:table-row>
          <table:table-cell table:style-name="Tabla1.A2" office:value-type="string">
            <text:p text:style-name="P4"><text:span text:style-name="T9">a</text:span><text:span text:style-name="T10">21</text:span><text:span text:style-name="T9">·b</text:span><text:span text:style-name="T10">11</text:span> + <text:span text:style-name="T5">a</text:span><text:span text:style-name="T6">22</text:span>·<text:span text:style-name="T5">b</text:span><text:span text:style-name="T6">21</text:span> + a<text:span text:style-name="T1">23</text:span>·<text:span text:style-name="T5">b</text:span><text:span text:style-name="T6">31</text:span></text:p>
          </table:table-cell>
          <table:table-cell table:style-name="Tabla1.A2" office:value-type="string">
            <text:p text:style-name="P4"><text:span text:style-name="T9">a</text:span><text:span text:style-name="T10">21</text:span><text:span text:style-name="T9">·b</text:span><text:span text:style-name="T10">12</text:span> + <text:span text:style-name="T5">a</text:span><text:span text:style-name="T6">22</text:span>·<text:span text:style-name="T5">b</text:span><text:span text:style-name="T6">22</text:span> + a<text:span text:style-name="T1">23</text:span>·b<text:span text:style-name="T1">32</text:span></text:p>
          </table:table-cell>
          <table:table-cell table:style-name="Tabla1.C2" office:value-type="string">
            <text:p text:style-name="P4"><text:span text:style-name="T9">a</text:span><text:span text:style-name="T10">21</text:span><text:span text:style-name="T9">·b</text:span><text:span text:style-name="T10">13</text:span> + <text:span text:style-name="T5">a</text:span><text:span text:style-name="T6">22</text:span>·<text:span text:style-name="T5">b</text:span><text:span text:style-name="T6">23</text:span> + a<text:span text:style-name="T1">23</text:span>·b<text:span text:style-name="T1">33</text:span></text:p>
          </table:table-cell>
        </table:table-row>
        <table:table-row>
          <table:table-cell table:style-name="Tabla1.A2" office:value-type="string">
            <text:p text:style-name="P4"><text:span text:style-name="T5">a</text:span><text:span text:style-name="T6">31</text:span>·<text:span text:style-name="T5">b</text:span><text:span text:style-name="T6">11</text:span> + a<text:span text:style-name="T1">32</text:span>·<text:span text:style-name="T5">b</text:span><text:span text:style-name="T6">21</text:span> + a<text:span text:style-name="T1">33</text:span>·<text:span text:style-name="T5">b</text:span><text:span text:style-name="T6">31</text:span></text:p>
          </table:table-cell>
          <table:table-cell table:style-name="Tabla1.A2" office:value-type="string">
            <text:p text:style-name="P4"><text:span text:style-name="T5">a</text:span><text:span text:style-name="T6">31</text:span>·<text:span text:style-name="T5">b</text:span><text:span text:style-name="T6">12</text:span> + a<text:span text:style-name="T1">32</text:span>·<text:span text:style-name="T5">b</text:span><text:span text:style-name="T6">22</text:span> + a<text:span text:style-name="T1">33</text:span>·b<text:span text:style-name="T1">32</text:span></text:p>
          </table:table-cell>
          <table:table-cell table:style-name="Tabla1.C2" office:value-type="string">
            <text:p text:style-name="P4"><text:span text:style-name="T5">a</text:span><text:span text:style-name="T6">31</text:span>·<text:span text:style-name="T5">b</text:span><text:span text:style-name="T6">13</text:span> + a<text:span text:style-name="T1">32</text:span>·<text:span text:style-name="T5">b</text:span><text:span text:style-name="T6">23</text:span> + a<text:span text:style-name="T1">33</text:span>·b<text:span text:style-name="T1">33</text:span>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a<text:span text:style-name="T1">11 </text:span>+ b<text:span text:style-name="T1">11</text:span></text:p>
          </table:table-cell>
          <table:table-cell table:style-name="Tabla2.A1" office:value-type="string">
            <text:p text:style-name="P9">a<text:span text:style-name="T1">12 </text:span>+ b<text:span text:style-name="T1">12</text:span></text:p>
          </table:table-cell>
          <table:table-cell table:style-name="Tabla2.C1" office:value-type="string">
            <text:p text:style-name="P9">a<text:span text:style-name="T1">13</text:span><text:span text:style-name="T1"> </text:span>+ b<text:span text:style-name="T1">13</text:span></text:p>
          </table:table-cell>
        </table:table-row>
        <table:table-row>
          <table:table-cell table:style-name="Tabla2.A2" office:value-type="string">
            <text:p text:style-name="P9">a<text:span text:style-name="T1">21</text:span><text:span text:style-name="T1"> </text:span>+ b<text:span text:style-name="T1">21</text:span></text:p>
          </table:table-cell>
          <table:table-cell table:style-name="Tabla2.A2" office:value-type="string">
            <text:p text:style-name="P10">a<text:span text:style-name="T1">22</text:span><text:span text:style-name="T1"> </text:span>+ b<text:span text:style-name="T1">22</text:span></text:p>
          </table:table-cell>
          <table:table-cell table:style-name="Tabla2.C2" office:value-type="string">
            <text:p text:style-name="P4">a<text:span text:style-name="T1">23 </text:span>+ <text:span text:style-name="T5">b</text:span><text:span text:style-name="T6">23</text:span></text:p>
          </table:table-cell>
        </table:table-row>
        <table:table-row>
          <table:table-cell table:style-name="Tabla2.A2" office:value-type="string">
            <text:p text:style-name="P10">a<text:span text:style-name="T1">31</text:span><text:span text:style-name="T1"> </text:span>+ b<text:span text:style-name="T1">31</text:span></text:p>
          </table:table-cell>
          <table:table-cell table:style-name="Tabla2.A2" office:value-type="string">
            <text:p text:style-name="P4">a<text:span text:style-name="T1">32 </text:span>+ b<text:span text:style-name="T1">32</text:span></text:p>
          </table:table-cell>
          <table:table-cell table:style-name="Tabla2.C2" office:value-type="string">
            <text:p text:style-name="P4">a<text:span text:style-name="T1">33 </text:span>+ b<text:span text:style-name="T1">33</text:span></text:p>
          </table:table-cell>
        </table:table-row>
      </table:table>
      <text:p text:style-name="Standard"/>
      <text:p text:style-name="P2">Stored in memory</text:p>
      <text:p text:style-name="P1">Calculated but not stored</text:p>
      <text:p text:style-name="P3">Available in reg</text:p>
      <text:p text:style-name="Standard"/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5">F0</text:p>
          </table:table-cell>
          <table:table-cell table:style-name="Tabla3.A1" office:value-type="string">
            <text:p text:style-name="P5">F1</text:p>
          </table:table-cell>
          <table:table-cell table:style-name="Tabla3.A1" office:value-type="string">
            <text:p text:style-name="P5">F2</text:p>
          </table:table-cell>
          <table:table-cell table:style-name="Tabla3.A1" office:value-type="string">
            <text:p text:style-name="P5">F3</text:p>
          </table:table-cell>
          <table:table-cell table:style-name="Tabla3.A1" office:value-type="string">
            <text:p text:style-name="P5">F4</text:p>
          </table:table-cell>
          <table:table-cell table:style-name="Tabla3.A1" office:value-type="string">
            <text:p text:style-name="P5">F5</text:p>
          </table:table-cell>
          <table:table-cell table:style-name="Tabla3.A1" office:value-type="string">
            <text:p text:style-name="P5">F6</text:p>
          </table:table-cell>
          <table:table-cell table:style-name="Tabla3.A1" office:value-type="string">
            <text:p text:style-name="P5">F7</text:p>
          </table:table-cell>
          <table:table-cell table:style-name="Tabla3.A1" office:value-type="string">
            <text:p text:style-name="P5">F8</text:p>
          </table:table-cell>
          <table:table-cell table:style-name="Tabla3.A1" office:value-type="string">
            <text:p text:style-name="P5">F9</text:p>
          </table:table-cell>
          <table:table-cell table:style-name="Tabla3.A1" office:value-type="string">
            <text:p text:style-name="P5">F10</text:p>
          </table:table-cell>
          <table:table-cell table:style-name="Tabla3.A1" office:value-type="string">
            <text:p text:style-name="P5">F11</text:p>
          </table:table-cell>
          <table:table-cell table:style-name="Tabla3.A1" office:value-type="string">
            <text:p text:style-name="P5">F12</text:p>
          </table:table-cell>
          <table:table-cell table:style-name="Tabla3.A1" office:value-type="string">
            <text:p text:style-name="P5">F13</text:p>
          </table:table-cell>
          <table:table-cell table:style-name="Tabla3.A1" office:value-type="string">
            <text:p text:style-name="P5">F14</text:p>
          </table:table-cell>
          <table:table-cell table:style-name="Tabla3.P1" office:value-type="string">
            <text:p text:style-name="P5">F15</text:p>
          </table:table-cell>
        </table:table-row>
        <table:table-row>
          <table:table-cell table:style-name="Tabla3.A2" office:value-type="string">
            <text:p text:style-name="P6">a11·b11</text:p>
          </table:table-cell>
          <table:table-cell table:style-name="Tabla3.A2" office:value-type="string">
            <text:p text:style-name="P6">a11·b12</text:p>
          </table:table-cell>
          <table:table-cell table:style-name="Tabla3.A2" office:value-type="string">
            <text:p text:style-name="P6">a11·b13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P2" office:value-type="string">
            <text:p text:style-name="P6"/>
          </table:table-cell>
        </table:table-row>
        <table:table-row>
          <table:table-cell table:style-name="Tabla3.A3" office:value-type="string">
            <text:p text:style-name="P5">F16</text:p>
          </table:table-cell>
          <table:table-cell table:style-name="Tabla3.A3" office:value-type="string">
            <text:p text:style-name="P5">F17</text:p>
          </table:table-cell>
          <table:table-cell table:style-name="Tabla3.A3" office:value-type="string">
            <text:p text:style-name="P5">F18</text:p>
          </table:table-cell>
          <table:table-cell table:style-name="Tabla3.A3" office:value-type="string">
            <text:p text:style-name="P5">F19</text:p>
          </table:table-cell>
          <table:table-cell table:style-name="Tabla3.A3" office:value-type="string">
            <text:p text:style-name="P5">F20</text:p>
          </table:table-cell>
          <table:table-cell table:style-name="Tabla3.A3" office:value-type="string">
            <text:p text:style-name="P5">F21</text:p>
          </table:table-cell>
          <table:table-cell table:style-name="Tabla3.A3" office:value-type="string">
            <text:p text:style-name="P5">F22</text:p>
          </table:table-cell>
          <table:table-cell table:style-name="Tabla3.A3" office:value-type="string">
            <text:p text:style-name="P5">F23</text:p>
          </table:table-cell>
          <table:table-cell table:style-name="Tabla3.A3" office:value-type="string">
            <text:p text:style-name="P5">F24</text:p>
          </table:table-cell>
          <table:table-cell table:style-name="Tabla3.A3" office:value-type="string">
            <text:p text:style-name="P5">F25</text:p>
          </table:table-cell>
          <table:table-cell table:style-name="Tabla3.A3" office:value-type="string">
            <text:p text:style-name="P5">F26</text:p>
          </table:table-cell>
          <table:table-cell table:style-name="Tabla3.A3" office:value-type="string">
            <text:p text:style-name="P5">F27</text:p>
          </table:table-cell>
          <table:table-cell table:style-name="Tabla3.A3" office:value-type="string">
            <text:p text:style-name="P5">F28</text:p>
          </table:table-cell>
          <table:table-cell table:style-name="Tabla3.A3" office:value-type="string">
            <text:p text:style-name="P5">F29</text:p>
          </table:table-cell>
          <table:table-cell table:style-name="Tabla3.A3" office:value-type="string">
            <text:p text:style-name="P5">F30</text:p>
          </table:table-cell>
          <table:table-cell table:style-name="Tabla3.P3" office:value-type="string">
            <text:p text:style-name="P5">F31</text:p>
          </table:table-cell>
        </table:table-row>
        <table:table-row>
          <table:table-cell table:style-name="Tabla3.A3" office:value-type="string">
            <text:p text:style-name="P11">b22</text:p>
          </table:table-cell>
          <table:table-cell table:style-name="Tabla3.A3" office:value-type="string">
            <text:p text:style-name="P6">b11</text:p>
          </table:table-cell>
          <table:table-cell table:style-name="Tabla3.A3" office:value-type="string">
            <text:p text:style-name="P6">b12</text:p>
          </table:table-cell>
          <table:table-cell table:style-name="Tabla3.A3" office:value-type="string">
            <text:p text:style-name="P6">a12</text:p>
          </table:table-cell>
          <table:table-cell table:style-name="Tabla3.A3" office:value-type="string">
            <text:p text:style-name="P6">b13</text:p>
          </table:table-cell>
          <table:table-cell table:style-name="Tabla3.A3" office:value-type="string">
            <text:p text:style-name="P6">a13</text:p>
          </table:table-cell>
          <table:table-cell table:style-name="Tabla3.G4" office:value-type="string">
            <text:p text:style-name="P11">a21</text:p>
          </table:table-cell>
          <table:table-cell table:style-name="Tabla3.A3" office:value-type="string">
            <text:p text:style-name="P6">b21</text:p>
          </table:table-cell>
          <table:table-cell table:style-name="Tabla3.A3" office:value-type="string">
            <text:p text:style-name="P6">a31</text:p>
          </table:table-cell>
          <table:table-cell table:style-name="Tabla3.A3" office:value-type="string">
            <text:p text:style-name="P6">b31</text:p>
          </table:table-cell>
          <table:table-cell table:style-name="Tabla3.A3" office:value-type="string">
            <text:p text:style-name="P6">a22</text:p>
          </table:table-cell>
          <table:table-cell table:style-name="Tabla3.A3" office:value-type="string">
            <text:p text:style-name="P6">b23</text:p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7"/>
          </table:table-cell>
          <table:table-cell table:style-name="Tabla3.O4" office:value-type="string">
            <text:p text:style-name="P11"/>
          </table:table-cell>
          <table:table-cell table:style-name="Tabla3.P4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Imelavo </meta:initial-creator>
    <meta:creation-date>2019-04-20T18:23:19.89</meta:creation-date>
    <dc:date>2019-04-20T20:16:16.38</dc:date>
    <dc:creator>John Imelavo </dc:creator>
    <meta:editing-duration>PT1H52M36S</meta:editing-duration>
    <meta:editing-cycles>43</meta:editing-cycles>
    <meta:generator>OpenOffice/4.1.2$Win32 OpenOffice.org_project/412m3$Build-9782</meta:generator>
    <meta:document-statistic meta:table-count="3" meta:image-count="0" meta:object-count="0" meta:page-count="1" meta:paragraph-count="68" meta:word-count="129" meta:character-count="524"/>
  </office:meta>
</office:document-meta>
</file>